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2260" calcext:value-type="float">
            <text:p>22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table:style-name="ce2" office:value-type="string" calcext:value-type="string">
            <text:p>Running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6:54:03.453829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09-24T16:57:59.378390746</dc:date>
    <meta:editing-duration>PT1H48M4S</meta:editing-duration>
    <meta:editing-cycles>39</meta:editing-cycles>
    <meta:document-statistic meta:table-count="1" meta:cell-count="1159" meta:object-count="0"/>
  </office:meta>
</office:document-meta>
</file>